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165cm" fo:margin-left="0.328cm" fo:margin-right="7.507cm" table:align="margins" style:shadow="none"/>
    </style:style>
    <style:style style:name="表格1.A" style:family="table-column">
      <style:table-column-properties style:column-width="9.165cm" style:rel-column-width="5196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971cm" table:align="margins"/>
    </style:style>
    <style:style style:name="表格2.A" style:family="table-column">
      <style:table-column-properties style:column-width="4.486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paragraph-properties fo:text-align="center" style:justify-single-word="false"/>
      <style:text-properties fo:color="#000000" fo:font-size="7.5pt" style:font-name-asian="¿¬Ìå_GB2312" style:font-size-asian="7.5pt" style:language-asian="zh" style:country-asian="CN" style:font-size-complex="7.5pt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color="#000000" style:font-name="Arial Black" fo:font-size="7.5pt" style:font-size-asian="7.5pt" style:font-size-complex="7.5pt"/>
    </style:style>
    <style:style style:name="P6" style:family="paragraph" style:parent-style-name="Table_20_Contents">
      <style:text-properties fo:font-size="7.5pt" style:font-size-asian="7.5pt" style:language-asian="zh" style:country-asian="CN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4">深圳市牧泰莱电路技术有限公司</text:p>
            <text:p text:style-name="P5">SHENZHEN MULTILAYER PCB TECHNOLOGY CO.,LTD.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P6">客户代号：</text:p>
                  <text:p text:style-name="P6">Customer</text:p>
                </table:table-cell>
                <table:table-cell table:style-name="表格2.B1" office:value-type="string">
                  <text:p text:style-name="P6">档案号：</text:p>
                  <text:p text:style-name="P6">File NO.</text:p>
                </table:table-cell>
              </table:table-row>
              <table:table-row>
                <table:table-cell table:style-name="表格2.A2" office:value-type="string">
                  <text:p text:style-name="P6">零件号：</text:p>
                  <text:p text:style-name="P6">Part NO.</text:p>
                </table:table-cell>
                <table:table-cell table:style-name="表格2.B2" office:value-type="string">
                  <text:p text:style-name="P6">生产批次号：</text:p>
                  <text:p text:style-name="P6">Production NO.</text:p>
                </table:table-cell>
              </table:table-row>
              <table:table-row>
                <table:table-cell table:style-name="表格2.A2" office:value-type="string">
                  <text:p text:style-name="P6">P. O:</text:p>
                </table:table-cell>
                <table:table-cell table:style-name="表格2.B2" office:value-type="string">
                  <text:p text:style-name="P6">订单批次号：</text:p>
                  <text:p text:style-name="P6">Order Batch NO.</text:p>
                </table:table-cell>
              </table:table-row>
              <table:table-row>
                <table:table-cell table:style-name="表格2.A2" office:value-type="string">
                  <text:p text:style-name="P6">物料编码：/</text:p>
                  <text:p text:style-name="P6">Order No.</text:p>
                </table:table-cell>
                <table:table-cell table:style-name="表格2.B2" office:value-type="string">
                  <text:p text:style-name="P6">日 期：</text:p>
                  <text:p text:style-name="P6">The Date</text:p>
                </table:table-cell>
              </table:table-row>
              <table:table-row>
                <table:table-cell table:style-name="表格2.A2" office:value-type="string">
                  <text:p text:style-name="P6">数 量：</text:p>
                  <text:p text:style-name="P6">Q T Y</text:p>
                </table:table-cell>
                <table:table-cell table:style-name="表格2.B2" office:value-type="string">
                  <text:p text:style-name="P6">包装日期：</text:p>
                  <text:p text:style-name="P6">The Date</text:p>
                </table:table-cell>
              </table:table-row>
              <table:table-row>
                <table:table-cell table:style-name="表格2.A2" office:value-type="string">
                  <text:p text:style-name="P6">生产周期：</text:p>
                  <text:p text:style-name="P6">Date</text:p>
                </table:table-cell>
                <table:table-cell table:style-name="表格2.B2" office:value-type="string">
                  <text:p text:style-name="P6">包装员：</text:p>
                  <text:p text:style-name="P6">packager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0:47:44.56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61" meta:character-count="235"/>
  </office:meta>
</office:document-meta>
</file>